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2025-02-04 16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87208" calcext:value-type="float">
            <text:p>71.38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2024-10-03 15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2024-01-30 16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67912" calcext:value-type="float">
            <text:p>80.0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2023-09-20 15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056" calcext:value-type="float">
            <text:p>82.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2023-02-03 18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3352" calcext:value-type="float">
            <text:p>70.25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2022-10-19 16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92" calcext:value-type="float">
            <text:p>85.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2022-01-21 17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2144" calcext:value-type="float">
            <text:p>65.92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2020-11-30 20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32216" calcext:value-type="float">
            <text:p>71.83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2020-09-01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416" calcext:value-type="float">
            <text:p>104.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2020-01-27 20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95312" calcext:value-type="float">
            <text:p>70.69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2019-08-13 1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416" calcext:value-type="float">
            <text:p>104.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2019-02-07 20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5944" calcext:value-type="float">
            <text:p>69.65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2018-08-08 17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608" calcext:value-type="float">
            <text:p>105.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2018-0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832" calcext:value-type="float">
            <text:p>77.9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2017-09-08 14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216" calcext:value-type="float">
            <text:p>96.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2017-02-01 18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1624" calcext:value-type="float">
            <text:p>77.0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2016-09-21 17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496" calcext:value-type="float">
            <text:p>92.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2016-01-14 22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9808" calcext:value-type="float">
            <text:p>76.9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2015-08-26 16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6" calcext:value-type="float">
            <text:p>99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2015-01-22 18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1392" calcext:value-type="float">
            <text:p>66.00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2014-09-17 13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928" calcext:value-type="float">
            <text:p>94.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2014-01-16 18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0472" calcext:value-type="float">
            <text:p>70.07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2013-08-08 17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848" calcext:value-type="float">
            <text:p>106.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2013-01-08 20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56528" calcext:value-type="float">
            <text:p>69.75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2012-09-25 17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504" calcext:value-type="float">
            <text:p>98.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2011-12-13 20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8408" calcext:value-type="float">
            <text:p>77.1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2011-09-26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384" calcext:value-type="float">
            <text:p>116.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2011-01-07 15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67352" calcext:value-type="float">
            <text:p>67.96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2010-01-27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35624" calcext:value-type="float">
            <text:p>82.33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2009-01-08 17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52392" calcext:value-type="float">
            <text:p>93.05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2008-09-30 15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608" calcext:value-type="float">
            <text:p>105.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2008-01-17 19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13872" calcext:value-type="float">
            <text:p>74.41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2007-10-30 17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2007-01-05 15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33016" calcext:value-type="float">
            <text:p>78.2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2006-09-06 16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36" calcext:value-type="float">
            <text:p>97.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2006-01-13 17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45584" calcext:value-type="float">
            <text:p>93.44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2005-08-30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848" calcext:value-type="float">
            <text:p>106.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2005-01-24 20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91312" calcext:value-type="float">
            <text:p>76.7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2004-11-16 16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08" calcext:value-type="float">
            <text:p>74.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2004-04-12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64" calcext:value-type="float">
            <text:p>92.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2004-02-13 21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2003-09-09 15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936" calcext:value-type="float">
            <text:p>101.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2003-04-18 16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6" calcext:value-type="float">
            <text:p>99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2003-01-21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6712" calcext:value-type="float">
            <text:p>81.89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2002-11-15 18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12" calcext:value-type="float">
            <text:p>81.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2002-09-16 16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6" calcext:value-type="float">
            <text:p>99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2002-05-10 17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6" calcext:value-type="float">
            <text:p>82.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2002-01-24 20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6672" calcext:value-type="float">
            <text:p>85.38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2001-10-02 18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68" calcext:value-type="float">
            <text:p>86.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2001-05-04 15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32" calcext:value-type="float">
            <text:p>103.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2001-01-16 17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5208" calcext:value-type="float">
            <text:p>85.86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2000-10-11 16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88" calcext:value-type="float">
            <text:p>94.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2000-05-11 1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376" calcext:value-type="float">
            <text:p>110.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2000-01-26 18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976" calcext:value-type="float">
            <text:p>95.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1999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472" calcext:value-type="float">
            <text:p>110.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1999-01-21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36" calcext:value-type="float">
            <text:p>85.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1998-11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592" calcext:value-type="float">
            <text:p>92.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1998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32" calcext:value-type="float">
            <text:p>103.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1998-01-20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48" calcext:value-type="float">
            <text:p>84.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1997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76" calcext:value-type="float">
            <text:p>87.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1997-09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68" calcext:value-type="float">
            <text:p>111.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1997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648" calcext:value-type="float">
            <text:p>99.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1997-01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8056" calcext:value-type="float">
            <text:p>84.26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1996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28" calcext:value-type="float">
            <text:p>109.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1996-01-16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016" calcext:value-type="float">
            <text:p>89.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1994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9572" calcext:value-type="float">
            <text:p>95.29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1993-01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904" calcext:value-type="float">
            <text:p>113.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1992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272" calcext:value-type="float">
            <text:p>103.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1991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" calcext:value-type="float">
            <text:p>114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1990-01-26 07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096" calcext:value-type="float">
            <text:p>114.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1989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93448" calcext:value-type="float">
            <text:p>113.69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1988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616" calcext:value-type="float">
            <text:p>111.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1982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08" calcext:value-type="float">
            <text:p>120.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1981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72" calcext:value-type="float">
            <text:p>118.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1980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192" calcext:value-type="float">
            <text:p>115.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1979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24" calcext:value-type="float">
            <text:p>115.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1978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264" calcext:value-type="float">
            <text:p>96.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1977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032" calcext:value-type="float">
            <text:p>101.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1976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896" calcext:value-type="float">
            <text:p>107.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1975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44704" calcext:value-type="float">
            <text:p>101.64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1974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89568" calcext:value-type="float">
            <text:p>97.88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1973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5248" calcext:value-type="float">
            <text:p>99.8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1972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4188" calcext:value-type="float">
            <text:p>91.24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1971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65152" calcext:value-type="float">
            <text:p>88.46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1970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72216" calcext:value-type="float">
            <text:p>87.07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1969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3128" calcext:value-type="float">
            <text:p>82.6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1968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9848" calcext:value-type="float">
            <text:p>86.8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1968-0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1856" calcext:value-type="float">
            <text:p>79.9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1967-1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72" calcext:value-type="float">
            <text:p>80.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1967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83136" calcext:value-type="float">
            <text:p>75.38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1966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864" calcext:value-type="float">
            <text:p>72.9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1965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8292" calcext:value-type="float">
            <text:p>69.08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1964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8376" calcext:value-type="float">
            <text:p>68.1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1963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1488" calcext:value-type="float">
            <text:p>65.7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1962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37952" calcext:value-type="float">
            <text:p>61.33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1961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9048" calcext:value-type="float">
            <text:p>59.43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1960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32" calcext:value-type="float">
            <text:p>59.8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1959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1958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3256" calcext:value-type="float">
            <text:p>61.10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1958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9448" calcext:value-type="float">
            <text:p>54.8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1957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2912" calcext:value-type="float">
            <text:p>59.11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1957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8152" calcext:value-type="float">
            <text:p>55.31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1956-10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1744" calcext:value-type="float">
            <text:p>58.91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1956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384" calcext:value-type="float">
            <text:p>53.5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1955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66848" calcext:value-type="float">
            <text:p>53.26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17095313001</text:p>
          </table:table-cell>
          <table:table-cell office:value-type="string" calcext:value-type="string">
            <text:p>1955-08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232" calcext:value-type="float">
            <text:p>56.6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566" meta:object-count="0"/>
    <meta:user-defined meta:name="AppVersion">3.0</meta:user-defined>
  </office:meta>
</office:document-meta>
</file>